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3.439cm" svg:y="4.5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9.5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9.5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xml:id="id39" draw:id="id39" draw:layer="layout" svg:width="4.572cm" svg:height="0.869cm" svg:x="18.222cm" svg:y="2.027cm">
          <text:p text:style-name="P1"><text:span text:style-name="T1">Test Section</text:span></text:p>
        </draw:rect>
        <draw:rect draw:style-name="gr2" draw:text-style-name="P4" xml:id="id43" draw:id="id43" draw:layer="layout" svg:width="4.572cm" svg:height="7.852cm" svg:x="18.222cm" svg:y="2.8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5.179cm" svg:y1="4.592cm" svg:x2="22.794cm" svg:y2="2.461cm" draw:start-shape="id38" draw:start-glue-point="0" draw:end-shape="id39" draw:end-glue-point="1" svg:d="m25179 4592c0-1421-795-2131-2385-2131">
          <text:p/>
        </draw:connector>
        <draw:circle draw:style-name="gr5" draw:text-style-name="P1" xml:id="id40" draw:id="id40" draw:layer="layout" svg:width="0.254cm" svg:height="0.254cm" svg:x="18.13cm" svg:y="3.511cm">
          <text:p/>
        </draw:circle>
        <draw:rect draw:style-name="gr4" draw:text-style-name="P5" draw:layer="layout" svg:width="4.156cm" svg:height="1.397cm" svg:x="18.457cm" svg:y="4.3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8.13cm" svg:y1="3.638cm" svg:x2="14.263cm" svg:y2="1.721cm" draw:start-shape="id40" draw:start-glue-point="3" draw:end-shape="id41" draw:end-glue-point="1" svg:d="m18130 3638c-2899 0-966-1917-3867-1917">
          <text:p/>
        </draw:connector>
        <draw:rect draw:style-name="gr1" draw:text-style-name="P2" draw:layer="layout" svg:width="6.776cm" svg:height="0.869cm" svg:x="17.796cm" svg:y="11.303cm">
          <text:p text:style-name="P1"><text:span text:style-name="T1">Test Profile</text:span></text:p>
        </draw:rect>
        <draw:rect draw:style-name="gr2" draw:text-style-name="P4" draw:layer="layout" svg:width="6.776cm" svg:height="7.503cm" svg:x="17.796cm" svg:y="12.087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pos</text:span></text:p>
          <text:p text:style-name="P3"><text:span text:style-name="T2">profile_field_name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message_accept_status_debug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8.391cm" svg:y="13.724cm">
          <text:p text:style-name="P3"><text:span text:style-name="T3">not_run, expected, not_expected</text:span></text:p>
        </draw:rect>
        <draw:circle draw:style-name="gr5" draw:text-style-name="P1" xml:id="id42" draw:id="id42" draw:layer="layout" svg:width="0.254cm" svg:height="0.254cm" svg:x="17.714cm" svg:y="12.827cm">
          <text:p/>
        </draw:circle>
        <draw:connector draw:style-name="gr3" draw:text-style-name="P1" draw:layer="layout" draw:type="curve" svg:x1="17.714cm" svg:y1="12.954cm" svg:x2="18.222cm" svg:y2="6.737cm" draw:start-shape="id42" draw:start-glue-point="3" draw:end-shape="id43" draw:end-glue-point="3" svg:d="m17714 12954c-751 0-1005-6217 508-6217">
          <text:p/>
        </draw:connector>
        <draw:circle draw:style-name="gr5" draw:text-style-name="P1" xml:id="id44" draw:id="id44" draw:layer="layout" svg:width="0.254cm" svg:height="0.254cm" svg:x="23.114cm" svg:y="17.527cm">
          <text:p/>
        </draw:circle>
        <draw:circle draw:style-name="gr5" draw:text-style-name="P1" xml:id="id45" draw:id="id45" draw:layer="layout" svg:width="0.254cm" svg:height="0.254cm" svg:x="23.114cm" svg:y="18.027cm">
          <text:p/>
        </draw:circle>
        <draw:connector draw:style-name="gr3" draw:text-style-name="P1" draw:layer="layout" draw:type="curve" svg:x1="23.368cm" svg:y1="17.654cm" svg:x2="25.179cm" svg:y2="5.461cm" draw:start-shape="id44" draw:start-glue-point="1" draw:end-shape="id38" draw:end-glue-point="2" svg:d="m23368 17654c1208 0 1811-4064 1811-12193">
          <text:p/>
        </draw:connector>
        <draw:connector draw:style-name="gr3" draw:text-style-name="P1" draw:layer="layout" draw:type="curve" svg:x1="23.368cm" svg:y1="18.154cm" svg:x2="25.179cm" svg:y2="5.461cm" draw:start-shape="id45" draw:start-glue-point="1" draw:end-shape="id38" draw:end-glue-point="2" svg:d="m23368 18154c1208 0 1811-4231 1811-12693">
          <text:p/>
        </draw:connector>
        <draw:rect draw:style-name="gr1" draw:text-style-name="P2" draw:layer="layout" svg:width="4.751cm" svg:height="0.869cm" svg:x="1.508cm" svg:y="1.508cm">
          <text:p text:style-name="P1"><text:span text:style-name="T1">Test Participant</text:span></text:p>
        </draw:rect>
        <draw:rect draw:style-name="gr2" draw:text-style-name="P4" draw:layer="layout" svg:width="4.751cm" svg:height="11.176cm" svg:x="1.508cm" svg:y="2.27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/></text:p>
        </draw:rect>
      </draw:page>
      <draw:page draw:name="page4" draw:style-name="dp1" draw:master-page-name="Default">
        <draw:rect draw:style-name="gr1" draw:text-style-name="P2" xml:id="id47" draw:id="id47" draw:layer="layout" svg:width="7.672cm" svg:height="0.869cm" svg:x="5.019cm" svg:y="2.778cm">
          <text:p text:style-name="P1"><text:span text:style-name="T1">Test Message</text:span></text:p>
        </draw:rect>
        <draw:rect draw:style-name="gr2" draw:text-style-name="P4" xml:id="id53" draw:id="id53" draw:layer="layout" svg:width="7.672cm" svg:height="16.742cm" svg:x="5.019cm" svg:y="3.5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4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699cm">
          <text:p text:style-name="P3"><text:span text:style-name="T3">prep, update, query</text:span></text:p>
        </draw:rect>
        <draw:circle draw:style-name="gr5" draw:text-style-name="P1" xml:id="id50" draw:id="id50" draw:layer="layout" svg:width="0.254cm" svg:height="0.254cm" svg:x="4.937cm" svg:y="4.302cm">
          <text:p/>
        </draw:circle>
        <draw:rect draw:style-name="gr1" draw:text-style-name="P2" xml:id="id49" draw:id="id49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46" draw:id="id46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212cm" draw:start-shape="id46" draw:start-glue-point="3" draw:end-shape="id47" svg:d="m14589 4814c-1423 0-475-1602-1898-1602">
          <text:p/>
        </draw:connector>
        <draw:circle draw:style-name="gr5" draw:text-style-name="P1" xml:id="id48" draw:id="id48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48" draw:start-glue-point="1" draw:end-shape="id49" draw:end-glue-point="3" svg:d="m19161 4314c1714 0 572 652 2286 652">
          <text:p/>
        </draw:connector>
        <draw:rect draw:style-name="gr1" draw:text-style-name="P2" xml:id="id51" draw:id="id51" draw:layer="layout" svg:width="4.572cm" svg:height="0.869cm" svg:x="5.064cm" svg:y="1.274cm">
          <text:p text:style-name="P1"><text:span text:style-name="T1">Test Section</text:span></text:p>
        </draw:rect>
        <draw:connector draw:style-name="gr3" draw:text-style-name="P1" draw:layer="layout" draw:type="curve" svg:x1="4.937cm" svg:y1="4.429cm" svg:x2="5.064cm" svg:y2="1.708cm" draw:start-shape="id50" draw:start-glue-point="3" draw:end-shape="id51" draw:end-glue-point="3" svg:d="m4937 4429c-751 0-815-2721 127-2721">
          <text:p/>
        </draw:connector>
        <draw:rect draw:style-name="gr1" draw:text-style-name="P2" xml:id="id55" draw:id="id55" draw:layer="layout" svg:width="5.207cm" svg:height="0.869cm" svg:x="21.433cm" svg:y="14.057cm">
          <text:p text:style-name="P1"><text:span text:style-name="T1">Assertion Field</text:span></text:p>
        </draw:rect>
        <draw:rect draw:style-name="gr2" draw:text-style-name="P4" draw:layer="layout" svg:width="5.207cm" svg:height="2.518cm" svg:x="21.433cm" svg:y="14.8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5.002cm" svg:y="12.176cm">
          <text:p text:style-name="P1"><text:span text:style-name="T1">Assertion</text:span></text:p>
        </draw:rect>
        <draw:rect draw:style-name="gr2" draw:text-style-name="P4" draw:layer="layout" svg:width="4.54cm" svg:height="3.915cm" svg:x="15.002cm" svg:y="12.9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5.351cm" svg:y="15.5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52" draw:id="id52" draw:layer="layout" svg:width="0.254cm" svg:height="0.254cm" svg:x="14.875cm" svg:y="14.212cm">
          <text:p/>
        </draw:circle>
        <draw:connector draw:style-name="gr3" draw:text-style-name="P1" draw:layer="layout" draw:type="curve" svg:x1="14.875cm" svg:y1="14.339cm" svg:x2="12.691cm" svg:y2="11.933cm" draw:start-shape="id52" draw:start-glue-point="3" draw:end-shape="id53" svg:d="m14875 14339c-1638 0-546-2406-2184-2406">
          <text:p/>
        </draw:connector>
        <draw:circle draw:style-name="gr5" draw:text-style-name="P1" xml:id="id54" draw:id="id54" draw:layer="layout" svg:width="0.254cm" svg:height="0.254cm" svg:x="19.193cm" svg:y="13.712cm">
          <text:p/>
        </draw:circle>
        <draw:connector draw:style-name="gr3" draw:text-style-name="P1" draw:layer="layout" draw:type="curve" svg:x1="19.447cm" svg:y1="13.839cm" svg:x2="21.433cm" svg:y2="14.491cm" draw:start-shape="id54" draw:start-glue-point="1" draw:end-shape="id55" draw:end-glue-point="3" svg:d="m19447 13839c1489 0 497 652 1986 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1-05T12:25:19.72</dc:date>
    <dc:creator>Nathan Bunker</dc:creator>
    <meta:editing-duration>P4DT4H25M38S</meta:editing-duration>
    <meta:editing-cycles>38</meta:editing-cycles>
    <meta:printed-by>Nathan Bunker</meta:printed-by>
    <meta:print-date>2014-06-19T14:05:00.83</meta:print-date>
    <meta:document-statistic meta:object-count="133"/>
  </office:meta>
</office:document-meta>
</file>